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Bats" svg:font-family="Star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eature Proposal: Messaging Layer Revolt vs. Matrix/Element</text:h>
      <text:p text:style-name="Standard">Real-time communication layer will be core infrastructure for user groups, civic organizers, and moderation workflows—so our choice must balance ease of use, long-term resilience, federation potential, and extensibility.</text:p>
      <text:h text:style-name="Heading_20_2" text:outline-level="2">Option 1: Revolt (Discord-Like Alternative)</text:h>
      <text:list xml:id="list2532193834467277979" text:style-name="L1">
        <text:list-item>
          <text:p text:style-name="P1">Revolt is open-source, self-hostable, and visually familiar to Discord users—ideal for onboarding younger or gaming-native communities.</text:p>
        </text:list-item>
        <text:list-item>
          <text:p text:style-name="P1">Offers support for text, voice, and attachments. Video is still under development.</text:p>
        </text:list-item>
        <text:list-item>
          <text:p text:style-name="P1">Moderation APIs exist, and bot support is improving.</text:p>
        </text:list-item>
        <text:list-item>
          <text:p text:style-name="P1">We could embed Revolt or deep-link to branded instances from GroupBuild’s UI.</text:p>
        </text:list-item>
        <text:list-item>
          <text:p text:style-name="P1">No federation, but could be a practical MVP tool for grassroots groups not needing global discovery.</text:p>
        </text:list-item>
        <text:list-item>
          <text:p text:style-name="P1">Partnering with the Revolt core team could mean co-building open civic moderation tools (e.g., BeAxa integration, RepTags display, voting overlays).</text:p>
        </text:list-item>
      </text:list>
      <text:h text:style-name="Heading_20_2" text:outline-level="2">Option 2: Matrix + Element (Federated &amp; Secure)</text:h>
      <text:list xml:id="list34297894" text:style-name="L2">
        <text:list-item>
          <text:p text:style-name="P2">Matrix is a federated protocol; Element is its main client (also open-source and skinnable).</text:p>
        </text:list-item>
        <text:list-item>
          <text:p text:style-name="P2">Supports end-to-end encryption, rich permissions, and bridges to platforms like Discord, Telegram, Slack.</text:p>
        </text:list-item>
        <text:list-item>
          <text:p text:style-name="P2">Custom widgets and bots could allow deep integration with BeAxa, RepTags, and MeritRank voting directly inside Matrix rooms.</text:p>
        </text:list-item>
        <text:list-item>
          <text:p text:style-name="P2">Matrix supports decentralized identity, which aligns with our AnonID and RepTag system roadmap.</text:p>
        </text:list-item>
        <text:list-item>
          <text:p text:style-name="P2">Federation allows civic groups or nations to run their own homeservers, while still connecting into the broader ecosystem.</text:p>
        </text:list-item>
        <text:list-item>
          <text:p text:style-name="P2">Partnership would focus on skinning Element for GroupBuild and building a starter pack (Room templates, bridges, bots, moderation overlay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Bats" svg:font-family="Star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1" meta:paragraph-count="16" meta:word-count="239" meta:character-count="1653"/>
    <dc:date>2025-07-01T14:04:55.87</dc:date>
    <dc:creator>Rick Ballard</dc:creator>
  </office:meta>
</office:document-meta>
</file>